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a14a2" officeooo:paragraph-rsid="001a14a2"/>
    </style:style>
    <style:style style:name="P2" style:family="paragraph" style:parent-style-name="Standard">
      <style:text-properties officeooo:rsid="001a14a2" officeooo:paragraph-rsid="001abe42"/>
    </style:style>
    <style:style style:name="P3" style:family="paragraph" style:parent-style-name="Text_20_body">
      <style:text-properties officeooo:rsid="001a14a2" officeooo:paragraph-rsid="001a14a2"/>
    </style:style>
    <style:style style:name="P4" style:family="paragraph" style:parent-style-name="Text_20_body">
      <style:text-properties officeooo:rsid="001a14a2" officeooo:paragraph-rsid="001abe42"/>
    </style:style>
    <style:style style:name="P5" style:family="paragraph" style:parent-style-name="Text_20_body">
      <style:text-properties officeooo:paragraph-rsid="001abe42"/>
    </style:style>
    <style:style style:name="P6" style:family="paragraph" style:parent-style-name="Text_20_body">
      <style:text-properties officeooo:paragraph-rsid="001a14a2"/>
    </style:style>
    <style:style style:name="P7" style:family="paragraph" style:parent-style-name="Text_20_body">
      <style:text-properties officeooo:rsid="001abe42" officeooo:paragraph-rsid="001abe42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a14a2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a14a2" officeooo:paragraph-rsid="001a14a2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abe42" officeooo:paragraph-rsid="001abe42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1abe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1=&gt;&gt;&gt;&gt;&gt;&gt;&gt;&gt;</text:p>
      <text:p text:style-name="P8">Router&gt;enable</text:p>
      <text:p text:style-name="P8">Router#configure terminal </text:p>
      <text:p text:style-name="P8">Router(config)#ipv6 unicast-routing </text:p>
      <text:p text:style-name="P8">Router(config)#interface gigabitEthernet 0/0</text:p>
      <text:p text:style-name="P8">Router(config-if)#ipv</text:p>
      <text:p text:style-name="P8">Router(config-if)#ipv6 addr</text:p>
      <text:p text:style-name="P8">Router(config-if)#ipv6 address fc00:11:11:11::1/64</text:p>
      <text:p text:style-name="P8">Router(config-if)#no shut</text:p>
      <text:p text:style-name="Text_20_body"/>
      <text:p text:style-name="P8">Router(config)#int serial 0/3/0</text:p>
      <text:p text:style-name="P8">Router(config-if)#ipv6 address 2001:11:11:11::1/64</text:p>
      <text:p text:style-name="P8">Router(config-if)#no shut</text:p>
      <text:p text:style-name="Text_20_body"/>
      <text:p text:style-name="P10"/>
      <text:p text:style-name="Text_20_body"/>
      <text:p text:style-name="Text_20_body"/>
      <text:p text:style-name="Text_20_body"/>
      <text:p text:style-name="Text_20_body"/>
      <text:p text:style-name="P2">R2===&gt;&gt;&gt;&gt;&gt;&gt;&gt;&gt;&gt;&gt;&gt;</text:p>
      <text:p text:style-name="P2"/>
      <text:p text:style-name="P2"/>
      <text:p text:style-name="P2"/>
      <text:p text:style-name="P2"/>
      <text:p text:style-name="P4"><office:annotation><dc:date>2018-09-04T17:10:10.834861351</dc:date><text:p>&lt;!--StartFragment--&gt;</text:p></office:annotation>Router(config)#int gigabitEthernet 0/0</text:p>
      <text:p text:style-name="P12"/>
      <text:p text:style-name="P12">Router(config-if)#ipv6 address fc00:22:22:22::1/64</text:p>
      <text:p text:style-name="P12">Router(config-if)#no shut</text:p>
      <text:p text:style-name="P5"/>
      <text:p text:style-name="P12">Router(config-if)#exit</text:p>
      <text:p text:style-name="P12">Router(config)#int serial 0/3/0</text:p>
      <text:p text:style-name="P12">Router(config-if)#ipv6 address 2001:11:11:11::2/64</text:p>
      <text:p text:style-name="P12">Router(config-if)#no shut</text:p>
      <text:p text:style-name="P5"/>
      <text:p text:style-name="P12">Router(config-if)#exit</text:p>
      <text:p text:style-name="P12">Router(config)#int serial 0/3/1</text:p>
      <text:p text:style-name="P12">Router(config-if)#ipv</text:p>
      <text:p text:style-name="P12">Router(config-if)#ipv6 addr</text:p>
      <text:p text:style-name="P12"><text:soft-page-break/>Router(config-if)#ipv6 address 2001:22:22:22::1/64</text:p>
      <text:p text:style-name="P12">Router(config-if)#no shut</text:p>
      <text:p text:style-name="P8"/>
      <text:p text:style-name="P8"/>
      <text:p text:style-name="P11">R3=====&gt;&gt;&gt;</text:p>
      <text:p text:style-name="P11"/>
      <text:p text:style-name="P11"/>
      <text:p text:style-name="P11"/>
      <text:p text:style-name="P11"/>
      <text:p text:style-name="P11"/>
      <text:p text:style-name="P11">## give the private also not mentioned here </text:p>
      <text:p text:style-name="P12">Router(config)#int serial 0/3/0</text:p>
      <text:p text:style-name="P12">Router(config-if)#ipv6 address 2001:22:22:22::2/64</text:p>
      <text:p text:style-name="P12">Router(config-if)#no shut</text:p>
      <text:p text:style-name="P12"/>
      <text:p text:style-name="P12"/>
      <text:p text:style-name="P1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R1==========++&gt;</text:p>
      <text:p text:style-name="Text_20_body"/>
      <text:p text:style-name="P8">Router&gt;enable</text:p>
      <text:p text:style-name="P8">Router#configure terminal </text:p>
      <text:p text:style-name="P8">Router(config)#ipv6 router rip ccna</text:p>
      <text:p text:style-name="P8">Router(config-rtr)#exit</text:p>
      <text:p text:style-name="P8">Router(config)#int gigabitEthernet 0/0</text:p>
      <text:p text:style-name="P8">Router(config-if)#ipv6 rip ccna enable</text:p>
      <text:p text:style-name="P8">Router(config-if)#exit</text:p>
      <text:p text:style-name="P8"><text:soft-page-break/>Router(config)#int serial 0/3/0</text:p>
      <text:p text:style-name="P8">Router(config-if)#ipv6 rip ccna enable</text:p>
      <text:p text:style-name="P8">Router(config-if)#enable</text:p>
      <text:p text:style-name="P8"/>
      <text:p text:style-name="Text_20_body"/>
      <text:p text:style-name="Text_20_body"><office:annotation><dc:date>2018-09-04T17:05:48.495254341</dc:date><text:p>&lt;!--EndFragment--&gt;</text:p></office:annotatio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2===&gt;&gt;&gt;&gt;&gt;&gt;&gt;&gt;&gt;&gt;&gt;</text:p>
      <text:p text:style-name="P1"/>
      <text:p text:style-name="P1"/>
      <text:p text:style-name="P1"/>
      <text:p text:style-name="P1"/>
      <text:p text:style-name="P6"/>
      <text:p text:style-name="P8">Router&gt;enable</text:p>
      <text:p text:style-name="P8">Router#configure terminal </text:p>
      <text:p text:style-name="P8">Router(config)#ipv6 router rip ccna</text:p>
      <text:p text:style-name="P8">Router(config-rtr)#exit</text:p>
      <text:p text:style-name="P8">Router(config)#int gigabitEthernet 0/0</text:p>
      <text:p text:style-name="P8">Router(config-if)#ipv6 rip ccna enable</text:p>
      <text:p text:style-name="P8">Router(config-if)#exit</text:p>
      <text:p text:style-name="P8">Router(config)#int serial 0/3/0</text:p>
      <text:p text:style-name="P8">Router(config-if)#ipv6 rip ccna enable</text:p>
      <text:p text:style-name="P8">Router(config)#int serial 0/3/1</text:p>
      <text:p text:style-name="P8">Router(config-if)#ipv6 rip ccna enable</text:p>
      <text:p text:style-name="P8">Router(config-if)#end</text:p>
      <text:p text:style-name="P9"/>
      <text:p text:style-name="P9"/>
      <text:p text:style-name="P9"/>
      <text:p text:style-name="P9"/>
      <text:p text:style-name="P11">R3=====&gt;&gt;&gt;</text:p>
      <text:p text:style-name="P11"/>
      <text:p text:style-name="P11"/>
      <text:p text:style-name="P12"><text:soft-page-break/></text:p>
      <text:p text:style-name="P8"/>
      <text:p text:style-name="P8"/>
      <text:p text:style-name="P8">Router&gt;enable</text:p>
      <text:p text:style-name="P8">Router(config)#ipv6 router rip ccna</text:p>
      <text:p text:style-name="P8">Router(config-rtr)#exit</text:p>
      <text:p text:style-name="P8">Router(config)#int gigabitEthernet 0/0</text:p>
      <text:p text:style-name="P8">Router(config-if)#ipv6 rip ccna enable </text:p>
      <text:p text:style-name="P8">Router(config-if)#exit</text:p>
      <text:p text:style-name="P8">Router(config)#int serial 0/3/0</text:p>
      <text:p text:style-name="P8">Router(config-if)#ipv6 rip ccna enable</text:p>
      <text:p text:style-name="P8">Router(config-if)#end</text:p>
      <text:p text:style-name="P8"/>
      <text:p text:style-name="Text_20_body"><office:annotation><dc:date>2018-09-04T17:14:11.805035193</dc:date><text:p>&lt;!--EndFragment--&gt;</text:p></office:annotation></text:p>
      <text:p text:style-name="P11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5:12:59.724863023</meta:creation-date>
    <dc:date>2018-09-04T17:19:47.208637162</dc:date>
    <meta:editing-duration>PT6M36S</meta:editing-duration>
    <meta:editing-cycles>1</meta:editing-cycles>
    <meta:document-statistic meta:table-count="0" meta:image-count="0" meta:object-count="0" meta:page-count="4" meta:paragraph-count="67" meta:word-count="152" meta:character-count="1895" meta:non-whitespace-character-count="1802"/>
    <meta:generator>LibreOffice/5.4.7.2$Linux_X86_64 LibreOffice_project/40$Build-2</meta:generator>
  </office:meta>
</office:document-meta>
</file>